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id="id2" draw:layer="layout" svg:width="3cm" svg:height="1cm" svg:x="5cm" svg:y="11cm">
          <text:p text:style-name="P1">Emular</text:p>
          <text:p text:style-name="P1">microprocessad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cm" svg:x="5cm" svg:y="12.5cm">
          <text:p text:style-name="P1">Emular víde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cm" svg:x="5cm" svg:y="14cm">
          <text:p text:style-name="P1">Emular so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cm" svg:x="5cm" svg:y="15.5cm">
          <text:p text:style-name="P1">Emular outros<text:line-break/>dispositiv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cm" svg:x="5cm" svg:y="17cm">
          <text:p text:style-name="P1">Receber entrada</text:p>
          <text:p text:style-name="P1">de teclad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3cm" svg:height="2cm" svg:x="5cm" svg:y="18.5cm">
          <text:p text:style-name="P1">Temporizador<text:line-break/>sincronizad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2" draw:layer="layout" svg:x1="6.5cm" svg:y1="12cm" svg:x2="6.5cm" svg:y2="12.5cm">
          <text:p text:style-name="P3"/>
        </draw:line>
        <draw:line draw:style-name="gr2" draw:text-style-name="P2" draw:layer="layout" svg:x1="6.5cm" svg:y1="13.5cm" svg:x2="6.5cm" svg:y2="14cm">
          <text:p text:style-name="P3"/>
        </draw:line>
        <draw:line draw:style-name="gr2" draw:text-style-name="P2" draw:layer="layout" svg:x1="6.5cm" svg:y1="15cm" svg:x2="6.5cm" svg:y2="15.5cm">
          <text:p text:style-name="P3"/>
        </draw:line>
        <draw:line draw:style-name="gr2" draw:text-style-name="P2" draw:layer="layout" svg:x1="6.5cm" svg:y1="16.5cm" svg:x2="6.5cm" svg:y2="17cm">
          <text:p text:style-name="P3"/>
        </draw:line>
        <draw:line draw:style-name="gr2" draw:text-style-name="P2" draw:layer="layout" svg:x1="6.5cm" svg:y1="18cm" svg:x2="6.5cm" svg:y2="18.5cm">
          <text:p text:style-name="P3"/>
        </draw:line>
        <draw:connector draw:style-name="gr3" draw:text-style-name="P2" draw:layer="layout" draw:line-skew="0cm -0.5cm" svg:x1="6.499cm" svg:y1="20.5cm" svg:x2="5cm" svg:y2="19.499cm" draw:start-shape="id1" draw:start-glue-point="6" draw:end-shape="id1" draw:end-glue-point="5">
          <text:p text:style-name="P3"/>
        </draw:connector>
        <draw:connector draw:style-name="gr3" draw:text-style-name="P2" draw:layer="layout" draw:line-skew="0.499cm" svg:x1="8cm" svg:y1="19.499cm" svg:x2="6.499cm" svg:y2="11cm" draw:start-shape="id1" draw:start-glue-point="7" draw:end-shape="id2" draw:end-glue-point="4">
          <text:p text:style-name="P3"/>
        </draw:connector>
        <draw:frame draw:style-name="gr4" draw:text-style-name="P3" draw:layer="layout" svg:width="1.5cm" svg:height="0.75cm" svg:x="6.5cm" svg:y="20.5cm">
          <draw:text-box>
            <text:p text:style-name="P3">Não</text:p>
          </draw:text-box>
        </draw:frame>
        <draw:frame draw:style-name="gr5" draw:text-style-name="P3" draw:layer="layout" svg:width="1.5cm" svg:height="0.607cm" svg:x="8cm" svg:y="19cm">
          <draw:text-box>
            <text:p text:style-name="P3">Sim</text:p>
          </draw:text-box>
        </draw:frame>
        <draw:custom-shape draw:style-name="gr6" draw:text-style-name="P2" draw:layer="layout" svg:width="11.5cm" svg:height="12cm" svg:x="1cm" svg:y="10cm">
          <text:p text:style-name="P3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9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9066</meta:generator>
    <meta:initial-creator>andre</meta:initial-creator>
    <meta:creation-date>2006-09-09T15:21:10</meta:creation-date>
    <dc:creator>andre</dc:creator>
    <dc:date>2006-09-16T12:15:46</dc:date>
    <dc:language>pt-BR</dc:language>
    <meta:editing-cycles>3</meta:editing-cycles>
    <meta:editing-duration>PT14M31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